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Model</text:p>
          </table:table-cell>
          <table:table-cell table:style-name="ce3" office:value-type="string" calcext:value-type="string">
            <text:p>Param 1</text:p>
          </table:table-cell>
          <table:table-cell table:style-name="ce3" office:value-type="string" calcext:value-type="string">
            <text:p>Param 2</text:p>
          </table:table-cell>
          <table:table-cell table:style-name="ce3" office:value-type="string" calcext:value-type="string">
            <text:p>Param 3</text:p>
          </table:table-cell>
          <table:table-cell table:style-name="ce1" office:value-type="string" calcext:value-type="string">
            <text:p>Param 4</text:p>
          </table:table-cell>
          <table:table-cell table:style-name="ce3" office:value-type="string" calcext:value-type="string">
            <text:p>Verdict</text:p>
          </table:table-cell>
          <table:table-cell table:style-name="ce3" office:value-type="string" calcext:value-type="string">
            <text:p>Fail exp1.6</text:p>
          </table:table-cell>
          <table:table-cell table:style-name="ce3" office:value-type="string" calcext:value-type="string">
            <text:p>Fail exp1.1</text:p>
          </table:table-cell>
          <table:table-cell table:style-name="ce3" office:value-type="string" calcext:value-type="string">
            <text:p>Fail exp1.2</text:p>
          </table:table-cell>
          <table:table-cell table:style-name="ce3" office:value-type="string" calcext:value-type="string">
            <text:p>Fail exp1.3</text:p>
          </table:table-cell>
          <table:table-cell table:style-name="ce3" office:value-type="string" calcext:value-type="string">
            <text:p>Fail exp1.4</text:p>
          </table:table-cell>
          <table:table-cell table:style-name="ce3" office:value-type="string" calcext:value-type="string">
            <text:p>Fail exp1.5</text:p>
          </table:table-cell>
          <table:table-cell table:style-name="ce3" office:value-type="string" calcext:value-type="string">
            <text:p>Fail exp1.7</text:p>
          </table:table-cell>
          <table:table-cell table:style-name="ce3"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2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2D8 Gradient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33" calcext:value-type="float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ngiogenesi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ARM Cache Coherence</text:p>
          </table:table-cell>
          <table:table-cell table:number-columns-repeated="5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8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Brigde and Vehicles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adian Clock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12" calcext:value-type="float">
            <text:p>1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48" calcext:value-type="float">
            <text:p>4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192" calcext:value-type="float">
            <text:p>19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384" calcext:value-type="float">
            <text:p>384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ircular Train</text:p>
          </table:table-cell>
          <table:table-cell office:value-type="float" office:value="768" calcext:value-type="float">
            <text:p>768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losed System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CS Repetition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ekker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istributeur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Distributeu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nergy Bus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atosthene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number-columns-repeated="3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Erk</text:p>
          </table:table-cell>
          <table:table-cell office:value-type="float" office:value="100000" calcext:value-type="float">
            <text:p>100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number-columns-repeated="3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FMS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Galloc Res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Galloc Res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number-columns-repeated="2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House Construction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319" calcext:value-type="float">
            <text:p>319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703" calcext:value-type="float">
            <text:p>70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BM</text:p>
          </table:table-cell>
          <table:table-cell office:value-type="float" office:value="5964" calcext:value-type="float">
            <text:p>5964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BMB2S565S396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OT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OTP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7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OT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IOTP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Kanban</text:p>
          </table:table-cell>
          <table:table-cell office:value-type="float" office:value="1000" calcext:value-type="float">
            <text:p>1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Lamport FMEA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number-columns-repeated="2" office:value-type="float" office:value="11" calcext:value-type="float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APK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Multiway Sync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Neo Election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Open System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arking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ase Variation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 Dyn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0" calcext:value-type="float">
            <text:p>2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0" calcext:value-type="float">
            <text:p>10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2000" calcext:value-type="float">
            <text:p>20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5000" calcext:value-type="float">
            <text:p>5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hilosophers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lanning</text:p>
          </table:table-cell>
          <table:table-cell table:number-columns-repeated="5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4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L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oly ORB NT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Production Cell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Q Certif Protocol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ft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ilroad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C</text:p>
          </table:table-cell>
          <table:table-cell office:value-type="float" office:value="100" calcext:value-type="float">
            <text:p>10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AS R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RW Mutex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afe Bu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g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5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hared Memory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imple LBS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Sq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5</text:p>
          </table:table-cell>
          <table:table-cell table:number-columns-repeated="9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</text:p>
          </table:table-cell>
          <table:table-cell table:number-columns-repeated="3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</text:p>
          </table:table-cell>
          <table:table-cell table:number-columns-repeated="3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  <table:table-cell table:number-columns-repeated="4" office:value-type="float" office:value="11" calcext:value-type="float">
            <text:p>11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  <table:table-cell table:number-columns-repeated="4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  <table:table-cell table:number-columns-repeated="4" office:value-type="float" office:value="22" calcext:value-type="float">
            <text:p>2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Swimming Pool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5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40" calcext:value-type="float">
            <text:p>4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Token Ring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NF 8x8 4 Stage SEN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number-columns-repeated="6" office:value-type="float" office:value="44" calcext:value-type="float">
            <text:p>44</text:p>
          </table:table-cell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Utah No C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1">
          <table:table-cell office:value-type="string" calcext:value-type="string">
            <text:p>Vasy 2003</text:p>
          </table:table-cell>
          <table:table-cell table:number-columns-repeated="11"/>
          <table:table-cell table:style-name="ce4"/>
          <table:table-cell table:number-columns-repeated="1011"/>
        </table:table-row>
        <table:table-row table:style-name="ro1">
          <table:table-cell table:number-columns-repeated="6"/>
          <table:table-cell table:formula="of:=SUM([.G2:.G343])" office:value-type="float" office:value="8586" calcext:value-type="float">
            <text:p>8586</text:p>
          </table:table-cell>
          <table:table-cell table:formula="of:=SUM([.H2:.H343])" office:value-type="float" office:value="8660" calcext:value-type="float">
            <text:p>8660</text:p>
          </table:table-cell>
          <table:table-cell table:formula="of:=SUM([.I2:.I343])" office:value-type="float" office:value="8802" calcext:value-type="float">
            <text:p>8802</text:p>
          </table:table-cell>
          <table:table-cell table:formula="of:=SUM([.J2:.J343])" office:value-type="float" office:value="9006" calcext:value-type="float">
            <text:p>9006</text:p>
          </table:table-cell>
          <table:table-cell table:formula="of:=SUM([.K2:.K343])" office:value-type="float" office:value="9139" calcext:value-type="float">
            <text:p>9139</text:p>
          </table:table-cell>
          <table:table-cell table:formula="of:=SUM([.L2:.L343])" office:value-type="float" office:value="9270" calcext:value-type="float">
            <text:p>927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5"/>
          <table:table-cell office:value-type="float" office:value="8586" calcext:value-type="float">
            <text:p>8586</text:p>
          </table:table-cell>
          <table:table-cell office:value-type="float" office:value="8660" calcext:value-type="float">
            <text:p>8660</text:p>
          </table:table-cell>
          <table:table-cell office:value-type="float" office:value="8802" calcext:value-type="float">
            <text:p>8802</text:p>
          </table:table-cell>
          <table:table-cell office:value-type="float" office:value="9006" calcext:value-type="float">
            <text:p>9006</text:p>
          </table:table-cell>
          <table:table-cell office:value-type="float" office:value="9139" calcext:value-type="float">
            <text:p>9139</text:p>
          </table:table-cell>
          <table:table-cell office:value-type="float" office:value="9270" calcext:value-type="float">
            <text:p>927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mmary result</text:p>
          </table:table-cell>
          <table:table-cell table:number-columns-repeated="5"/>
          <table:table-cell office:value-type="float" office:value="8586" calcext:value-type="float">
            <text:p>8586</text:p>
          </table:table-cell>
          <table:table-cell office:value-type="float" office:value="8658" calcext:value-type="float">
            <text:p>8658</text:p>
          </table:table-cell>
          <table:table-cell office:value-type="float" office:value="8797" calcext:value-type="float">
            <text:p>8797</text:p>
          </table:table-cell>
          <table:table-cell office:value-type="float" office:value="9003" calcext:value-type="float">
            <text:p>9003</text:p>
          </table:table-cell>
          <table:table-cell office:value-type="float" office:value="9138" calcext:value-type="float">
            <text:p>9138</text:p>
          </table:table-cell>
          <table:table-cell office:value-type="float" office:value="9265" calcext:value-type="float">
            <text:p>92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rrupt entries recovered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rrupt unknow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nique corrup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 corrupt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 table:number-rows-repeated="10482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3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3:54:51.8701835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3:59:04.910944738</meta:creation-date>
    <dc:date>2016-03-31T14:05:37.846356988</dc:date>
    <meta:editing-duration>PT5H25M15S</meta:editing-duration>
    <meta:editing-cycles>15</meta:editing-cycles>
    <meta:generator>LibreOffice/4.2.8.2$Linux_X86_64 LibreOffice_project/420m0$Build-2</meta:generator>
    <meta:document-statistic meta:table-count="1" meta:cell-count="2233" meta:object-count="0"/>
  </office:meta>
</office:document-meta>
</file>